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qui</text:p>
          </table:table-cell>
          <table:table-cell office:value-type="float" office:value="16104" calcext:value-type="float">
            <text:p>16104</text:p>
          </table:table-cell>
          <table:table-cell table:formula="of:=[.B1]/[.B1]" office:value-type="float" office:value="1" calcext:value-type="float">
            <text:p>1</text:p>
          </table:table-cell>
          <table:table-cell table:formula="of:=[.C1]/1" office:value-type="float" office:value="1" calcext:value-type="float">
            <text:p>1</text:p>
          </table:table-cell>
          <table:table-cell/>
          <table:table-cell office:value-type="float" office:value="44324" calcext:value-type="float">
            <text:p>44324</text:p>
          </table:table-cell>
          <table:table-cell/>
        </table:table-row>
        <table:table-row table:style-name="ro1">
          <table:table-cell office:value-type="string" calcext:value-type="string">
            <text:p>emot</text:p>
          </table:table-cell>
          <table:table-cell office:value-type="float" office:value="3865" calcext:value-type="float">
            <text:p>3865</text:p>
          </table:table-cell>
          <table:table-cell table:formula="of:=[.B2]/[.B1]" office:value-type="float" office:value="0.240002483854943" calcext:value-type="float">
            <text:p>0.240002483854943</text:p>
          </table:table-cell>
          <table:table-cell table:formula="of:=1/[.C2]" office:value-type="float" office:value="4.16662354463131" calcext:value-type="float">
            <text:p>4.16662354463131</text:p>
          </table:table-cell>
          <table:table-cell/>
          <table:table-cell office:value-type="float" office:value="10637" calcext:value-type="float">
            <text:p>10637</text:p>
          </table:table-cell>
          <table:table-cell table:formula="of:=[.F1]/[.F2]" office:value-type="float" office:value="4.1669643696531" calcext:value-type="float">
            <text:p>4.1669643696531</text:p>
          </table:table-cell>
        </table:table-row>
        <table:table-row table:style-name="ro1">
          <table:table-cell office:value-type="string" calcext:value-type="string">
            <text:p>piper</text:p>
          </table:table-cell>
          <table:table-cell office:value-type="float" office:value="1805" calcext:value-type="float">
            <text:p>1805</text:p>
          </table:table-cell>
          <table:table-cell table:formula="of:=[.B3]/[.B1]" office:value-type="float" office:value="0.112083954297069" calcext:value-type="float">
            <text:p>0.112083954297069</text:p>
          </table:table-cell>
          <table:table-cell table:formula="of:=1/[.C3]" office:value-type="float" office:value="8.9218836565097" calcext:value-type="float">
            <text:p>8.9218836565097</text:p>
          </table:table-cell>
          <table:table-cell/>
          <table:table-cell office:value-type="float" office:value="4967" calcext:value-type="float">
            <text:p>4967</text:p>
          </table:table-cell>
          <table:table-cell table:formula="of:=[.F1]/[.F3]" office:value-type="float" office:value="8.92369639621502" calcext:value-type="float">
            <text:p>8.92369639621502</text:p>
          </table:table-cell>
        </table:table-row>
        <table:table-row table:style-name="ro1">
          <table:table-cell table:number-columns-repeated="5"/>
          <table:table-cell office:value-type="float" office:value="28720" calcext:value-type="float">
            <text:p>28720</text:p>
          </table:table-cell>
          <table:table-cell/>
        </table:table-row>
        <table:table-row table:style-name="ro1">
          <table:table-cell office:value-type="string" calcext:value-type="string">
            <text:p>unk2</text:p>
          </table:table-cell>
          <table:table-cell office:value-type="float" office:value="44324" calcext:value-type="float">
            <text:p>44324</text:p>
          </table:table-cell>
          <table:table-cell table:number-columns-repeated="3"/>
          <table:table-cell table:formula="of:=SUM([.F2:.F4])" office:value-type="float" office:value="44324" calcext:value-type="float">
            <text:p>44324</text:p>
          </table:table-cell>
          <table:table-cell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oqui</text:p>
          </table:table-cell>
          <table:table-cell office:value-type="string" calcext:value-type="string">
            <text:p>emo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hey jarvis</text:p>
          </table:table-cell>
          <table:table-cell office:value-type="float" office:value="28292" calcext:value-type="float">
            <text:p>28292</text:p>
          </table:table-cell>
          <table:table-cell office:value-type="float" office:value="12001" calcext:value-type="float">
            <text:p>12001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 office:value-type="string" calcext:value-type="string">
            <text:p>like hey jarvis</text:p>
          </table:table-cell>
          <table:table-cell office:value-type="float" office:value="29490" calcext:value-type="float">
            <text:p>29490</text:p>
          </table:table-cell>
          <table:table-cell office:value-type="float" office:value="12001" calcext:value-type="float">
            <text:p>12001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string" calcext:value-type="string">
            <text:p>jarvis all</text:p>
          </table:table-cell>
          <table:table-cell office:value-type="float" office:value="30601" calcext:value-type="float">
            <text:p>30601</text:p>
          </table:table-cell>
          <table:table-cell office:value-type="float" office:value="11991" calcext:value-type="float">
            <text:p>11991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string" calcext:value-type="string">
            <text:p>hey EY1</text:p>
          </table:table-cell>
          <table:table-cell office:value-type="float" office:value="27748" calcext:value-type="float">
            <text:p>27748</text:p>
          </table:table-cell>
          <table:table-cell office:value-type="float" office:value="11965" calcext:value-type="float">
            <text:p>11965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string" calcext:value-type="string">
            <text:p>unk3</text:p>
          </table:table-cell>
          <table:table-cell office:value-type="float" office:value="30564" calcext:value-type="float">
            <text:p>30564</text:p>
          </table:table-cell>
          <table:table-cell office:value-type="float" office:value="11846" calcext:value-type="float">
            <text:p>11846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unk2</text:p>
          </table:table-cell>
          <table:table-cell office:value-type="float" office:value="30102" calcext:value-type="float">
            <text:p>30102</text:p>
          </table:table-cell>
          <table:table-cell office:value-type="float" office:value="11990" calcext:value-type="float">
            <text:p>11990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string" calcext:value-type="string">
            <text:p>unk1</text:p>
          </table:table-cell>
          <table:table-cell office:value-type="float" office:value="26946" calcext:value-type="float">
            <text:p>26946</text:p>
          </table:table-cell>
          <table:table-cell office:value-type="float" office:value="11941" calcext:value-type="float">
            <text:p>11941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SUM([.B11:.D11])" office:value-type="float" office:value="44292" calcext:value-type="float">
            <text:p>44292</text:p>
          </table:table-cell>
          <table:table-cell office:value-type="float" office:value="26946" calcext:value-type="float">
            <text:p>26946</text:p>
          </table:table-cell>
          <table:table-cell office:value-type="float" office:value="11846" calcext:value-type="float">
            <text:p>11846</text:p>
          </table:table-cell>
          <table:table-cell office:value-type="float" office:value="5500" calcext:value-type="float">
            <text:p>5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21:56:19.04151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21:19:18.944257000</meta:creation-date>
    <dc:date>2025-11-19T21:57:13.303191000</dc:date>
    <meta:editing-duration>PT45M32S</meta:editing-duration>
    <meta:editing-cycles>4</meta:editing-cycles>
    <meta:generator>LibreOffice/25.8.2.2$MacOSX_AARCH64 LibreOffice_project/d401f2107ccab8f924a8e2df40f573aab7605b6f</meta:generator>
    <meta:document-statistic meta:table-count="2" meta:cell-count="56" meta:object-count="0"/>
  </office:meta>
</office:document-meta>
</file>